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Email </text:p>
          </table:table-cell>
          <table:table-cell table:style-name="ce1" office:value-type="string" calcext:value-type="string">
            <text:p>Password </text:p>
          </table:table-cell>
          <table:table-cell table:style-name="ce1" office:value-type="string" calcext:value-type="string">
            <text:p>Phone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testuser1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Redden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office:value-type="string" calcext:value-type="string">
            <text:p><text:a xlink:href="mailto:test@123" xlink:type="simple">test@123</text:a></text:p>
          </table:table-cell>
          <table:table-cell office:value-type="float" office:value="87889987653" calcext:value-type="float">
            <text:p>8788998765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testuser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<text:a xlink:href="mailto:b@gmail.com" xlink:type="simple">b@gmail.com</text:a></text:p>
          </table:table-cell>
          <table:table-cell office:value-type="string" calcext:value-type="string">
            <text:p>test@124</text:p>
          </table:table-cell>
          <table:table-cell office:value-type="float" office:value="87889987654" calcext:value-type="float">
            <text:p>8788998765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testuser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<text:a xlink:href="mailto:c@gmail.com" xlink:type="simple">c@gmail.com</text:a></text:p>
          </table:table-cell>
          <table:table-cell office:value-type="string" calcext:value-type="string">
            <text:p>test@125</text:p>
          </table:table-cell>
          <table:table-cell office:value-type="float" office:value="87889987655" calcext:value-type="float">
            <text:p>87889987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5:35:13.359774752</meta:creation-date>
    <meta:generator>LibreOffice/7.4.2.3$MacOSX_X86_64 LibreOffice_project/382eef1f22670f7f4118c8c2dd222ec7ad009daf</meta:generator>
    <dc:date>2025-09-30T15:40:16.900324519</dc:date>
    <meta:editing-duration>PT5M3S</meta:editing-duration>
    <meta:editing-cycles>2</meta:editing-cycles>
    <meta:document-statistic meta:table-count="1" meta:cell-count="28" meta:object-count="0"/>
  </office:meta>
</office:document-meta>
</file>